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62386" officeooo:paragraph-rsid="00162386"/>
    </style:style>
    <style:style style:name="P2" style:family="paragraph" style:parent-style-name="Title">
      <style:text-properties officeooo:rsid="00160696" officeooo:paragraph-rsid="00160696"/>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list-style-name="L1">
      <style:text-properties officeooo:rsid="00162386" officeooo:paragraph-rsid="00162386"/>
    </style:style>
    <style:style style:name="P7" style:family="paragraph" style:parent-style-name="Text_20_body">
      <style:paragraph-properties fo:text-align="justify" style:justify-single-word="false"/>
      <style:text-properties officeooo:rsid="00162386" officeooo:paragraph-rsid="00162386"/>
    </style:style>
    <style:style style:name="P8" style:family="paragraph" style:parent-style-name="Text_20_body" style:list-style-name="L1">
      <style:text-properties fo:font-weight="bold" officeooo:rsid="00162386" officeooo:paragraph-rsid="00162386" style:font-weight-asian="bold" style:font-weight-complex="bold"/>
    </style:style>
    <style:style style:name="P9" style:family="paragraph" style:parent-style-name="Text_20_body" style:list-style-name="L1">
      <style:text-properties fo:font-weight="bold" officeooo:rsid="0017e165" officeooo:paragraph-rsid="0017e165" style:font-weight-asian="bold" style:font-weight-complex="bold"/>
    </style:style>
    <style:style style:name="P10" style:family="paragraph" style:parent-style-name="Text_20_body" style:list-style-name="L1">
      <style:text-properties fo:font-weight="bold" officeooo:rsid="001824d4" officeooo:paragraph-rsid="001824d4" style:font-weight-asian="bold" style:font-weight-complex="bold"/>
    </style:style>
    <style:style style:name="P11" style:family="paragraph" style:parent-style-name="Text_20_body">
      <style:paragraph-properties fo:text-align="justify" style:justify-single-word="false"/>
      <style:text-properties fo:font-weight="bold" officeooo:rsid="001a2467" officeooo:paragraph-rsid="001a2467" style:font-weight-asian="bold" style:font-weight-complex="bold"/>
    </style:style>
    <style:style style:name="P12" style:family="paragraph" style:parent-style-name="Text_20_body" style:list-style-name="L1">
      <style:text-properties fo:font-weight="bold" officeooo:rsid="001fe39d" officeooo:paragraph-rsid="001fe39d" style:font-weight-asian="bold" style:font-weight-complex="bold"/>
    </style:style>
    <style:style style:name="P13" style:family="paragraph" style:parent-style-name="Text_20_body">
      <style:paragraph-properties fo:text-align="center" style:justify-single-word="false"/>
      <style:text-properties officeooo:rsid="00160696" officeooo:paragraph-rsid="00160696"/>
    </style:style>
    <style:style style:name="P14" style:family="paragraph" style:parent-style-name="Text_20_body" style:list-style-name="L3">
      <style:paragraph-properties fo:text-align="justify" style:justify-single-word="false"/>
      <style:text-properties officeooo:rsid="00160696" officeooo:paragraph-rsid="00160696"/>
    </style:style>
    <style:style style:name="P15" style:family="paragraph" style:parent-style-name="Text_20_body">
      <style:paragraph-properties fo:text-align="justify" style:justify-single-word="false"/>
      <style:text-properties officeooo:rsid="00160696" officeooo:paragraph-rsid="00160696"/>
    </style:style>
    <style:style style:name="P16" style:family="paragraph" style:parent-style-name="Text_20_body">
      <style:paragraph-properties fo:text-align="justify" style:justify-single-word="false"/>
      <style:text-properties officeooo:rsid="00160696" officeooo:paragraph-rsid="00162386"/>
    </style:style>
    <style:style style:name="P17" style:family="paragraph" style:parent-style-name="Text_20_body" style:list-style-name="L2">
      <style:paragraph-properties fo:text-align="justify" style:justify-single-word="false"/>
      <style:text-properties officeooo:rsid="00160696" officeooo:paragraph-rsid="00160696"/>
    </style:style>
    <style:style style:name="P18" style:family="paragraph" style:parent-style-name="Text_20_body">
      <style:paragraph-properties fo:text-align="justify" style:justify-single-word="false"/>
      <style:text-properties officeooo:rsid="001a2467" officeooo:paragraph-rsid="001a2467"/>
    </style:style>
    <style:style style:name="P19" style:family="paragraph" style:parent-style-name="Text_20_body" style:list-style-name="L2">
      <style:paragraph-properties fo:text-align="justify" style:justify-single-word="false"/>
      <style:text-properties officeooo:rsid="001a2467" officeooo:paragraph-rsid="001a2467"/>
    </style:style>
    <style:style style:name="P20" style:family="paragraph" style:parent-style-name="Text_20_body">
      <style:paragraph-properties fo:text-align="justify" style:justify-single-word="false"/>
      <style:text-properties officeooo:rsid="001c4182" officeooo:paragraph-rsid="001dfeeb"/>
    </style:style>
    <style:style style:name="P21" style:family="paragraph" style:parent-style-name="Text_20_body" style:list-style-name="L2">
      <style:paragraph-properties fo:text-align="justify" style:justify-single-word="false"/>
      <style:text-properties officeooo:rsid="001c4182" officeooo:paragraph-rsid="001c4182"/>
    </style:style>
    <style:style style:name="P22" style:family="paragraph" style:parent-style-name="Text_20_body">
      <style:paragraph-properties fo:text-align="justify" style:justify-single-word="false"/>
      <style:text-properties officeooo:rsid="001fe39d" officeooo:paragraph-rsid="001fe39d"/>
    </style:style>
    <style:style style:name="P23" style:family="paragraph" style:parent-style-name="Text_20_body">
      <style:paragraph-properties fo:text-align="justify" style:justify-single-word="false"/>
      <style:text-properties officeooo:rsid="001fe39d" officeooo:paragraph-rsid="002177b6"/>
    </style:style>
    <style:style style:name="P24" style:family="paragraph" style:parent-style-name="Text_20_body">
      <style:paragraph-properties fo:text-align="justify" style:justify-single-word="false"/>
      <style:text-properties officeooo:rsid="002177b6" officeooo:paragraph-rsid="002177b6"/>
    </style:style>
    <style:style style:name="P25" style:family="paragraph" style:parent-style-name="Text_20_body">
      <style:paragraph-properties fo:text-align="justify" style:justify-single-word="false"/>
      <style:text-properties style:font-name="Source Code Pro" officeooo:rsid="002177b6" officeooo:paragraph-rsid="002177b6"/>
    </style:style>
    <style:style style:name="P26" style:family="paragraph" style:parent-style-name="Text_20_body">
      <style:text-properties style:font-name="Source Code Pro" officeooo:rsid="003d8899" officeooo:paragraph-rsid="003d8899"/>
    </style:style>
    <style:style style:name="P27" style:family="paragraph" style:parent-style-name="Text_20_body">
      <style:paragraph-properties fo:text-align="justify" style:justify-single-word="false"/>
      <style:text-properties officeooo:rsid="0021f6a4" officeooo:paragraph-rsid="0021f6a4"/>
    </style:style>
    <style:style style:name="P28" style:family="paragraph" style:parent-style-name="Text_20_body">
      <style:text-properties officeooo:rsid="00233622" officeooo:paragraph-rsid="00233622"/>
    </style:style>
    <style:style style:name="P29" style:family="paragraph" style:parent-style-name="Text_20_body">
      <style:paragraph-properties fo:text-align="justify" style:justify-single-word="false"/>
      <style:text-properties officeooo:rsid="00233622" officeooo:paragraph-rsid="00233622"/>
    </style:style>
    <style:style style:name="P30" style:family="paragraph" style:parent-style-name="Text_20_body">
      <style:paragraph-properties fo:text-align="justify" style:justify-single-word="false"/>
      <style:text-properties fo:font-weight="normal" officeooo:rsid="00240929" officeooo:paragraph-rsid="00240929" style:font-weight-asian="normal" style:font-weight-complex="normal"/>
    </style:style>
    <style:style style:name="P31" style:family="paragraph" style:parent-style-name="Text_20_body">
      <style:paragraph-properties fo:text-align="justify" style:justify-single-word="false"/>
      <style:text-properties fo:font-weight="normal" officeooo:rsid="0024edf6" officeooo:paragraph-rsid="0024edf6" style:font-weight-asian="normal" style:font-weight-complex="normal"/>
    </style:style>
    <style:style style:name="P32" style:family="paragraph" style:parent-style-name="Text_20_body">
      <style:paragraph-properties fo:text-align="justify" style:justify-single-word="false"/>
      <style:text-properties officeooo:rsid="002616ea" officeooo:paragraph-rsid="002616ea"/>
    </style:style>
    <style:style style:name="P33" style:family="paragraph" style:parent-style-name="Text_20_body">
      <style:paragraph-properties fo:text-align="justify" style:justify-single-word="false"/>
      <style:text-properties officeooo:rsid="00285ccc" officeooo:paragraph-rsid="00285ccc"/>
    </style:style>
    <style:style style:name="P34" style:family="paragraph" style:parent-style-name="Text_20_body">
      <style:paragraph-properties fo:text-align="justify" style:justify-single-word="false"/>
      <style:text-properties officeooo:rsid="00287dd0" officeooo:paragraph-rsid="00287dd0"/>
    </style:style>
    <style:style style:name="P35" style:family="paragraph" style:parent-style-name="Text_20_body">
      <style:paragraph-properties fo:text-align="justify" style:justify-single-word="false"/>
      <style:text-properties officeooo:rsid="0029f1d4" officeooo:paragraph-rsid="0029f1d4"/>
    </style:style>
    <style:style style:name="P36" style:family="paragraph" style:parent-style-name="Text_20_body" style:list-style-name="L4">
      <style:paragraph-properties fo:text-align="justify" style:justify-single-word="false"/>
      <style:text-properties officeooo:rsid="0029f1d4" officeooo:paragraph-rsid="0029f1d4"/>
    </style:style>
    <style:style style:name="P37" style:family="paragraph" style:parent-style-name="Text_20_body" style:list-style-name="L2">
      <style:paragraph-properties fo:text-align="justify" style:justify-single-word="false"/>
      <style:text-properties officeooo:rsid="002be066" officeooo:paragraph-rsid="002be066"/>
    </style:style>
    <style:style style:name="P38" style:family="paragraph" style:parent-style-name="Text_20_body">
      <style:paragraph-properties fo:text-align="justify" style:justify-single-word="false"/>
      <style:text-properties officeooo:rsid="002ed939" officeooo:paragraph-rsid="002ed939"/>
    </style:style>
    <style:style style:name="P39" style:family="paragraph" style:parent-style-name="Text_20_body">
      <style:paragraph-properties fo:text-align="justify" style:justify-single-word="false"/>
      <style:text-properties officeooo:rsid="002ed939" officeooo:paragraph-rsid="0032a57f"/>
    </style:style>
    <style:style style:name="P40" style:family="paragraph" style:parent-style-name="Text_20_body">
      <style:paragraph-properties fo:text-align="justify" style:justify-single-word="false"/>
      <style:text-properties officeooo:rsid="0032a57f" officeooo:paragraph-rsid="0032a57f"/>
    </style:style>
    <style:style style:name="P41" style:family="paragraph" style:parent-style-name="Text_20_body">
      <style:paragraph-properties fo:text-align="justify" style:justify-single-word="false"/>
      <style:text-properties officeooo:rsid="00368aa5" officeooo:paragraph-rsid="00368aa5"/>
    </style:style>
    <style:style style:name="P42" style:family="paragraph" style:parent-style-name="Text_20_body">
      <style:paragraph-properties fo:text-align="justify" style:justify-single-word="false"/>
      <style:text-properties officeooo:rsid="00381381" officeooo:paragraph-rsid="003924fa"/>
    </style:style>
    <style:style style:name="P43" style:family="paragraph" style:parent-style-name="Text_20_body">
      <style:text-properties officeooo:rsid="003d8899" officeooo:paragraph-rsid="003d8899"/>
    </style:style>
    <style:style style:name="P44" style:family="paragraph" style:parent-style-name="Text_20_body">
      <style:paragraph-properties fo:text-align="justify" style:justify-single-word="false"/>
      <style:text-properties officeooo:rsid="00418041" officeooo:paragraph-rsid="00418041"/>
    </style:style>
    <style:style style:name="P45" style:family="paragraph" style:parent-style-name="Text_20_body">
      <style:paragraph-properties fo:text-align="justify" style:justify-single-word="false"/>
      <style:text-properties officeooo:rsid="0042b95d" officeooo:paragraph-rsid="0042b95d"/>
    </style:style>
    <style:style style:name="P46" style:family="paragraph" style:parent-style-name="Text_20_body">
      <style:text-properties officeooo:rsid="00448445" officeooo:paragraph-rsid="00448445"/>
    </style:style>
    <style:style style:name="P47" style:family="paragraph" style:parent-style-name="Text_20_body">
      <style:text-properties officeooo:rsid="00486f2e" officeooo:paragraph-rsid="00486f2e"/>
    </style:style>
    <style:style style:name="P48" style:family="paragraph" style:parent-style-name="Text_20_body">
      <style:paragraph-properties fo:text-align="justify" style:justify-single-word="false"/>
      <style:text-properties officeooo:rsid="00486f2e" officeooo:paragraph-rsid="00486f2e"/>
    </style:style>
    <style:style style:name="P49" style:family="paragraph" style:parent-style-name="Text_20_body">
      <style:text-properties officeooo:rsid="0049c34e" officeooo:paragraph-rsid="0049c34e"/>
    </style:style>
    <style:style style:name="P50" style:family="paragraph" style:parent-style-name="Text_20_body">
      <style:text-properties officeooo:rsid="004d6530" officeooo:paragraph-rsid="004d6530"/>
    </style:style>
    <style:style style:name="P51" style:family="paragraph" style:parent-style-name="Text_20_body">
      <style:text-properties officeooo:rsid="0050da57" officeooo:paragraph-rsid="0050da57"/>
    </style:style>
    <style:style style:name="P52" style:family="paragraph" style:parent-style-name="Text_20_body">
      <style:paragraph-properties fo:text-align="justify" style:justify-single-word="false"/>
      <style:text-properties officeooo:rsid="0050da57" officeooo:paragraph-rsid="0050da57"/>
    </style:style>
    <style:style style:name="P53" style:family="paragraph" style:parent-style-name="Text_20_body">
      <style:text-properties officeooo:rsid="00537406" officeooo:paragraph-rsid="00537406"/>
    </style:style>
    <style:style style:name="P54" style:family="paragraph" style:parent-style-name="Text_20_body">
      <style:text-properties officeooo:rsid="005604a9" officeooo:paragraph-rsid="005604a9"/>
    </style:style>
    <style:style style:name="P55" style:family="paragraph" style:parent-style-name="Heading_20_2">
      <style:text-properties officeooo:rsid="001a2467" officeooo:paragraph-rsid="001a2467"/>
    </style:style>
    <style:style style:name="P56" style:family="paragraph" style:parent-style-name="Heading_20_2">
      <style:text-properties officeooo:rsid="00160696" officeooo:paragraph-rsid="00160696"/>
    </style:style>
    <style:style style:name="P57" style:family="paragraph" style:parent-style-name="Heading_20_2">
      <style:text-properties officeooo:rsid="001c4182" officeooo:paragraph-rsid="001c4182"/>
    </style:style>
    <style:style style:name="P58" style:family="paragraph" style:parent-style-name="Heading_20_2">
      <style:text-properties officeooo:paragraph-rsid="001c4182"/>
    </style:style>
    <style:style style:name="P59" style:family="paragraph" style:parent-style-name="Heading_20_2">
      <style:text-properties officeooo:rsid="001fe39d" officeooo:paragraph-rsid="001fe39d"/>
    </style:style>
    <style:style style:name="P60" style:family="paragraph" style:parent-style-name="Heading_20_2">
      <style:text-properties officeooo:rsid="00278d08" officeooo:paragraph-rsid="00278d08"/>
    </style:style>
    <style:style style:name="P61" style:family="paragraph" style:parent-style-name="Heading_20_1">
      <style:paragraph-properties fo:break-before="page"/>
      <style:text-properties officeooo:rsid="00162386" officeooo:paragraph-rsid="00162386"/>
    </style:style>
    <style:style style:name="P62" style:family="paragraph" style:parent-style-name="Heading_20_1">
      <style:paragraph-properties fo:break-before="page"/>
      <style:text-properties officeooo:rsid="0018ec49" officeooo:paragraph-rsid="0018ec49"/>
    </style:style>
    <style:style style:name="P63" style:family="paragraph" style:parent-style-name="Heading_20_1">
      <style:paragraph-properties fo:break-before="page"/>
      <style:text-properties officeooo:rsid="00160696" officeooo:paragraph-rsid="0018ec49"/>
    </style:style>
    <style:style style:name="P64" style:family="paragraph" style:parent-style-name="Heading_20_1">
      <style:paragraph-properties fo:break-before="page"/>
      <style:text-properties officeooo:rsid="00183670" officeooo:paragraph-rsid="00183670"/>
    </style:style>
    <style:style style:name="P65" style:family="paragraph" style:parent-style-name="Heading_20_1">
      <style:paragraph-properties fo:break-before="page"/>
      <style:text-properties officeooo:rsid="0021f6a4" officeooo:paragraph-rsid="0021f6a4"/>
    </style:style>
    <style:style style:name="P66" style:family="paragraph" style:parent-style-name="Heading_20_3">
      <style:text-properties officeooo:rsid="00160696" officeooo:paragraph-rsid="00160696"/>
    </style:style>
    <style:style style:name="P67" style:family="paragraph" style:parent-style-name="Heading_20_3">
      <style:text-properties officeooo:paragraph-rsid="001c4182"/>
    </style:style>
    <style:style style:name="P68" style:family="paragraph" style:parent-style-name="Heading_20_3">
      <style:text-properties officeooo:rsid="001dfeeb" officeooo:paragraph-rsid="001dfeeb"/>
    </style:style>
    <style:style style:name="P69" style:family="paragraph" style:parent-style-name="Heading_20_3">
      <style:text-properties officeooo:rsid="001fe39d" officeooo:paragraph-rsid="001fe39d"/>
    </style:style>
    <style:style style:name="P70" style:family="paragraph" style:parent-style-name="Heading_20_3">
      <style:text-properties officeooo:rsid="0021f6a4" officeooo:paragraph-rsid="0021f6a4"/>
    </style:style>
    <style:style style:name="P71" style:family="paragraph" style:parent-style-name="Heading_20_3">
      <style:text-properties officeooo:rsid="002616ea" officeooo:paragraph-rsid="002616ea"/>
    </style:style>
    <style:style style:name="P72" style:family="paragraph" style:parent-style-name="Heading_20_3">
      <style:text-properties officeooo:rsid="00285ccc" officeooo:paragraph-rsid="00285ccc"/>
    </style:style>
    <style:style style:name="P73" style:family="paragraph" style:parent-style-name="Heading_20_3">
      <style:text-properties officeooo:rsid="002ed939" officeooo:paragraph-rsid="002ed939"/>
    </style:style>
    <style:style style:name="P74" style:family="paragraph" style:parent-style-name="Heading_20_3">
      <style:text-properties officeooo:rsid="0030c2b6" officeooo:paragraph-rsid="0030c2b6"/>
    </style:style>
    <style:style style:name="P75" style:family="paragraph" style:parent-style-name="Heading_20_3">
      <style:text-properties officeooo:rsid="00368aa5" officeooo:paragraph-rsid="00368aa5"/>
    </style:style>
    <style:style style:name="P76" style:family="paragraph" style:parent-style-name="Heading_20_3">
      <style:text-properties officeooo:rsid="00381381" officeooo:paragraph-rsid="00381381"/>
    </style:style>
    <style:style style:name="P77" style:family="paragraph" style:parent-style-name="Heading_20_3">
      <style:text-properties officeooo:rsid="003d8899" officeooo:paragraph-rsid="003d8899"/>
    </style:style>
    <style:style style:name="P78" style:family="paragraph" style:parent-style-name="Heading_20_3">
      <style:text-properties officeooo:rsid="00486f2e" officeooo:paragraph-rsid="00486f2e"/>
    </style:style>
    <style:style style:name="P79" style:family="paragraph" style:parent-style-name="Heading_20_3">
      <style:text-properties officeooo:rsid="0049c34e" officeooo:paragraph-rsid="0049c34e"/>
    </style:style>
    <style:style style:name="P80" style:family="paragraph" style:parent-style-name="Heading_20_3">
      <style:text-properties officeooo:rsid="0050da57" officeooo:paragraph-rsid="0050da57"/>
    </style:style>
    <style:style style:name="P81" style:family="paragraph" style:parent-style-name="Heading_20_3">
      <style:text-properties officeooo:rsid="00537406" officeooo:paragraph-rsid="00537406"/>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60696"/>
    </style:style>
    <style:style style:name="T2" style:family="text">
      <style:text-properties officeooo:rsid="00162386"/>
    </style:style>
    <style:style style:name="T3" style:family="text">
      <style:text-properties fo:font-weight="bold" style:font-weight-asian="bold" style:font-weight-complex="bold"/>
    </style:style>
    <style:style style:name="T4" style:family="text">
      <style:text-properties fo:font-weight="bold" officeooo:rsid="001dfee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dfeeb" style:font-weight-asian="normal" style:font-weight-complex="normal"/>
    </style:style>
    <style:style style:name="T7" style:family="text">
      <style:text-properties fo:font-weight="normal" officeooo:rsid="003924fa" style:font-weight-asian="normal" style:font-weight-complex="normal"/>
    </style:style>
    <style:style style:name="T8" style:family="text">
      <style:text-properties fo:font-weight="normal" officeooo:rsid="002ed939" style:font-weight-asian="normal" style:font-weight-complex="normal"/>
    </style:style>
    <style:style style:name="T9" style:family="text">
      <style:text-properties fo:font-weight="normal" officeooo:rsid="0034b60d" style:font-weight-asian="normal" style:font-weight-complex="normal"/>
    </style:style>
    <style:style style:name="T10" style:family="text">
      <style:text-properties officeooo:rsid="001c4182"/>
    </style:style>
    <style:style style:name="T11" style:family="text">
      <style:text-properties fo:color="#ce181e"/>
    </style:style>
    <style:style style:name="T12" style:family="text">
      <style:text-properties fo:color="#ce181e" fo:font-weight="bold" style:font-weight-asian="bold" style:font-weight-complex="bold"/>
    </style:style>
    <style:style style:name="T13" style:family="text">
      <style:text-properties fo:color="#ce181e" officeooo:rsid="0021f6a4"/>
    </style:style>
    <style:style style:name="T14" style:family="text">
      <style:text-properties fo:color="#ce181e" style:font-name="Source Code Pro" fo:font-weight="bold" style:font-weight-asian="bold" style:font-weight-complex="bold"/>
    </style:style>
    <style:style style:name="T15" style:family="text">
      <style:text-properties fo:color="#ce181e" officeooo:rsid="0032a57f"/>
    </style:style>
    <style:style style:name="T16" style:family="text">
      <style:text-properties fo:color="#ce181e" officeooo:rsid="0050da57"/>
    </style:style>
    <style:style style:name="T17" style:family="text">
      <style:text-properties fo:color="#ce181e" officeooo:rsid="005178a8"/>
    </style:style>
    <style:style style:name="T18" style:family="text">
      <style:text-properties fo:color="#ce181e" officeooo:rsid="0060cd53"/>
    </style:style>
    <style:style style:name="T19" style:family="text">
      <style:text-properties officeooo:rsid="001dfeeb"/>
    </style:style>
    <style:style style:name="T20" style:family="text">
      <style:text-properties officeooo:rsid="002177b6"/>
    </style:style>
    <style:style style:name="T21" style:family="text">
      <style:text-properties officeooo:rsid="00240929"/>
    </style:style>
    <style:style style:name="T22" style:family="text">
      <style:text-properties officeooo:rsid="0024edf6"/>
    </style:style>
    <style:style style:name="T23" style:family="text">
      <style:text-properties style:font-name="Source Code Pro"/>
    </style:style>
    <style:style style:name="T24" style:family="text">
      <style:text-properties officeooo:rsid="0029f1d4"/>
    </style:style>
    <style:style style:name="T25" style:family="text">
      <style:text-properties officeooo:rsid="002af11c"/>
    </style:style>
    <style:style style:name="T26" style:family="text">
      <style:text-properties officeooo:rsid="002dc575"/>
    </style:style>
    <style:style style:name="T27" style:family="text">
      <style:text-properties officeooo:rsid="002f038f"/>
    </style:style>
    <style:style style:name="T28" style:family="text">
      <style:text-properties officeooo:rsid="0032a57f"/>
    </style:style>
    <style:style style:name="T29" style:family="text">
      <style:text-properties officeooo:rsid="0033ff60"/>
    </style:style>
    <style:style style:name="T30" style:family="text">
      <style:text-properties officeooo:rsid="0034b60d"/>
    </style:style>
    <style:style style:name="T31" style:family="text">
      <style:text-properties officeooo:rsid="0039a2e6"/>
    </style:style>
    <style:style style:name="T32" style:family="text">
      <style:text-properties officeooo:rsid="004ea6a5"/>
    </style:style>
    <style:style style:name="T33" style:family="text">
      <style:text-properties officeooo:rsid="0050da57"/>
    </style:style>
    <style:style style:name="T34" style:family="text">
      <style:text-properties officeooo:rsid="00537406"/>
    </style:style>
    <style:style style:name="T35" style:family="text">
      <style:text-properties officeooo:rsid="005a4616"/>
    </style:style>
    <style:style style:name="T36" style:family="text">
      <style:text-properties officeooo:rsid="0060cd5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LUTE</text:p>
      <text:p text:style-name="P13">Systém pro vzdÁlené voLání aUtomatizovaných TEstů</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3">Obsah</text:p>
          </text:index-title>
          <text:p text:style-name="P4"><text:a xlink:type="simple" xlink:href="#__RefHeading___Toc276_3899317852" text:style-name="Index_20_Link" text:visited-style-name="Index_20_Link">1 Seznam klíčových slov<text:tab/>3</text:a></text:p>
          <text:p text:style-name="P4"><text:a xlink:type="simple" xlink:href="#__RefHeading___Toc278_3899317852" text:style-name="Index_20_Link" text:visited-style-name="Index_20_Link">2 Požadavky systému<text:tab/>4</text:a></text:p>
          <text:p text:style-name="P4"><text:a xlink:type="simple" xlink:href="#__RefHeading___Toc280_3899317852" text:style-name="Index_20_Link" text:visited-style-name="Index_20_Link">3 Popis systému<text:tab/>5</text:a></text:p>
          <text:p text:style-name="P82"><text:a xlink:type="simple" xlink:href="#__RefHeading___Toc282_3899317852" text:style-name="Index_20_Link" text:visited-style-name="Index_20_Link">3.1 Popis komunikace<text:tab/>5</text:a></text:p>
          <text:p text:style-name="P82"><text:a xlink:type="simple" xlink:href="#__RefHeading___Toc284_3899317852" text:style-name="Index_20_Link" text:visited-style-name="Index_20_Link">3.2 Seznam příkazů<text:tab/>5</text:a></text:p>
          <text:p text:style-name="P5"><text:a xlink:type="simple" xlink:href="#__RefHeading___Toc286_3899317852" text:style-name="Index_20_Link" text:visited-style-name="Index_20_Link">3.2.1 Příkaz PING<text:tab/>5</text:a></text:p>
          <text:p text:style-name="P5"><text:a xlink:type="simple" xlink:href="#__RefHeading___Toc288_3899317852" text:style-name="Index_20_Link" text:visited-style-name="Index_20_Link">3.2.2 Příkaz RESET<text:tab/>6</text:a></text:p>
          <text:p text:style-name="P5"><text:a xlink:type="simple" xlink:href="#__RefHeading___Toc290_3899317852" text:style-name="Index_20_Link" text:visited-style-name="Index_20_Link">3.2.3 Příkaz POČET TESTOVACÍCH SCÉNÁŘŮ<text:tab/>6</text:a></text:p>
          <text:p text:style-name="P5"><text:a xlink:type="simple" xlink:href="#__RefHeading___Toc292_3899317852" text:style-name="Index_20_Link" text:visited-style-name="Index_20_Link">3.2.4 POČET TESTOVACÍCH PŘÍPADŮ VE SCÉNÁŘI<text:tab/>6</text:a></text:p>
          <text:p text:style-name="P5"><text:a xlink:type="simple" xlink:href="#__RefHeading___Toc294_3899317852" text:style-name="Index_20_Link" text:visited-style-name="Index_20_Link">3.2.5 JMÉNO TESTOVACÍHO SCÉNÁŘE<text:tab/>6</text:a></text:p>
          <text:p text:style-name="P5"><text:a xlink:type="simple" xlink:href="#__RefHeading___Toc296_3899317852" text:style-name="Index_20_Link" text:visited-style-name="Index_20_Link">3.2.6 JMÉNO TESTOVACÍHO PŘÍPADU VE SCÉNÁŘI<text:tab/>6</text:a></text:p>
          <text:p text:style-name="P5"><text:a xlink:type="simple" xlink:href="#__RefHeading___Toc298_3899317852" text:style-name="Index_20_Link" text:visited-style-name="Index_20_Link">3.2.7 SPUSTIT TEST<text:tab/>7</text:a></text:p>
          <text:p text:style-name="P4"><text:a xlink:type="simple" xlink:href="#__RefHeading___Toc300_3899317852" text:style-name="Index_20_Link" text:visited-style-name="Index_20_Link">4 Popis funkčního rozhraní<text:tab/>8</text:a></text:p>
          <text:p text:style-name="P82"><text:a xlink:type="simple" xlink:href="#__RefHeading___Toc302_3899317852" text:style-name="Index_20_Link" text:visited-style-name="Index_20_Link">4.1 Struktury<text:tab/>8</text:a></text:p>
          <text:p text:style-name="P5"><text:a xlink:type="simple" xlink:href="#__RefHeading___Toc406_3899317852" text:style-name="Index_20_Link" text:visited-style-name="Index_20_Link">4.1.1 Struct _salute_;<text:tab/>8</text:a></text:p>
          <text:p text:style-name="P5"><text:a xlink:type="simple" xlink:href="#__RefHeading___Toc304_3899317852" text:style-name="Index_20_Link" text:visited-style-name="Index_20_Link">4.1.2 struct _net_connection_;<text:tab/>8</text:a></text:p>
          <text:p text:style-name="P5"><text:a xlink:type="simple" xlink:href="#__RefHeading___Toc356_3899317852" text:style-name="Index_20_Link" text:visited-style-name="Index_20_Link">4.1.3 struct _test_case_address_;<text:tab/>8</text:a></text:p>
          <text:p text:style-name="P82"><text:a xlink:type="simple" xlink:href="#__RefHeading___Toc340_3899317852" text:style-name="Index_20_Link" text:visited-style-name="Index_20_Link">4.2 Konstanty<text:tab/>9</text:a></text:p>
          <text:p text:style-name="P5"><text:a xlink:type="simple" xlink:href="#__RefHeading___Toc342_3899317852" text:style-name="Index_20_Link" text:visited-style-name="Index_20_Link">4.2.1 enum _remote_cmd_<text:tab/>9</text:a></text:p>
          <text:p text:style-name="P82"><text:a xlink:type="simple" xlink:href="#__RefHeading___Toc306_3899317852" text:style-name="Index_20_Link" text:visited-style-name="Index_20_Link">4.3 Globální proměnné<text:tab/>9</text:a></text:p>
          <text:p text:style-name="P5"><text:a xlink:type="simple" xlink:href="#__RefHeading___Toc308_3899317852" text:style-name="Index_20_Link" text:visited-style-name="Index_20_Link">4.3.1 salute * salute_instance;<text:tab/>9</text:a></text:p>
          <text:p text:style-name="P82"><text:a xlink:type="simple" xlink:href="#__RefHeading___Toc310_3899317852" text:style-name="Index_20_Link" text:visited-style-name="Index_20_Link">4.4 API<text:tab/>9</text:a></text:p>
          <text:p text:style-name="P5"><text:a xlink:type="simple" xlink:href="#__RefHeading___Toc312_3899317852" text:style-name="Index_20_Link" text:visited-style-name="Index_20_Link">4.4.1 salute* salute_new();<text:tab/>9</text:a></text:p>
          <text:p text:style-name="P5"><text:a xlink:type="simple" xlink:href="#__RefHeading___Toc314_3899317852" text:style-name="Index_20_Link" text:visited-style-name="Index_20_Link">4.4.2 void salute_signals(salute*)<text:tab/>9</text:a></text:p>
          <text:p text:style-name="P5"><text:a xlink:type="simple" xlink:href="#__RefHeading___Toc408_3899317852" text:style-name="Index_20_Link" text:visited-style-name="Index_20_Link">4.4.3 void salute_setup_net_settings_screen(salute*)<text:tab/>10</text:a></text:p>
          <text:p text:style-name="P5"><text:a xlink:type="simple" xlink:href="#__RefHeading___Toc358_3899317852" text:style-name="Index_20_Link" text:visited-style-name="Index_20_Link">4.4.4 int salute_get_net_tcp_port(salute*)<text:tab/>10</text:a></text:p>
          <text:p text:style-name="P5"><text:a xlink:type="simple" xlink:href="#__RefHeading___Toc360_3899317852" text:style-name="Index_20_Link" text:visited-style-name="Index_20_Link">4.4.5 char* salute_get_net_ip_address(salute*)<text:tab/>10</text:a></text:p>
          <text:p text:style-name="P5"><text:a xlink:type="simple" xlink:href="#__RefHeading___Toc346_3899317852" text:style-name="Index_20_Link" text:visited-style-name="Index_20_Link">4.4.6 void salute_btn_run_tests_click_callback(GtkWidget*, gpointer)<text:tab/>10</text:a></text:p>
          <text:p text:style-name="P5"><text:a xlink:type="simple" xlink:href="#__RefHeading___Toc348_3899317852" text:style-name="Index_20_Link" text:visited-style-name="Index_20_Link">4.4.7 void salute_btn_initialize_tests_click_callback(GtkWidget*, gpointer)<text:tab/>10</text:a></text:p>
          <text:p text:style-name="P5"><text:a xlink:type="simple" xlink:href="#__RefHeading___Toc362_3899317852" text:style-name="Index_20_Link" text:visited-style-name="Index_20_Link">4.4.8 void salute_btn_tcp_settings_click_callback(GtkWidget*, gpointer)<text:tab/>10</text:a></text:p>
          <text:p text:style-name="P5"><text:a xlink:type="simple" xlink:href="#__RefHeading___Toc364_3899317852" text:style-name="Index_20_Link" text:visited-style-name="Index_20_Link">4.4.9 void salute_tcp_settings_btn_back_click_callback(GtkWidget*, gpointer)<text:tab/>10</text:a></text:p>
          <text:p text:style-name="P5"><text:a xlink:type="simple" xlink:href="#__RefHeading___Toc350_3899317852" text:style-name="Index_20_Link" text:visited-style-name="Index_20_Link">4.4.10 gboolean salute_load_test_structure(gpointer)<text:tab/>10</text:a></text:p>
          <text:p text:style-name="P5"><text:a xlink:type="simple" xlink:href="#__RefHeading___Toc352_3899317852" text:style-name="Index_20_Link" text:visited-style-name="Index_20_Link">4.4.11 gboolean salute_performe_testing(gpointer)<text:tab/>11</text:a></text:p>
          <text:p text:style-name="P5"><text:a xlink:type="simple" xlink:href="#__RefHeading___Toc410_3899317852" text:style-name="Index_20_Link" text:visited-style-name="Index_20_Link">4.4.12 test_case_address* test_case_address_new(int, int)<text:tab/>11</text:a></text:p>
          <text:p text:style-name="P5"><text:a xlink:type="simple" xlink:href="#__RefHeading___Toc316_3899317852" text:style-name="Index_20_Link" text:visited-style-name="Index_20_Link">4.4.13 net_connection* net_connection_open(char *, int)<text:tab/>11</text:a></text:p>
          <text:p text:style-name="P5"><text:a xlink:type="simple" xlink:href="#__RefHeading___Toc318_3899317852" text:style-name="Index_20_Link" text:visited-style-name="Index_20_Link">4.4.14 void net_connection_close(net_connection*)<text:tab/>11</text:a></text:p>
          <text:p text:style-name="P5"><text:a xlink:type="simple" xlink:href="#__RefHeading___Toc320_3899317852" text:style-name="Index_20_Link" text:visited-style-name="Index_20_Link">4.4.15 int net_connection_write(net_connection*, const char*)<text:tab/>11</text:a></text:p>
          <text:p text:style-name="P5"><text:a xlink:type="simple" xlink:href="#__RefHeading___Toc322_3899317852" text:style-name="Index_20_Link" text:visited-style-name="Index_20_Link">4.4.16 char* net_connection_read(net_connection*, int)<text:tab/>11</text:a></text:p>
          <text:p text:style-name="P5"><text:a xlink:type="simple" xlink:href="#__RefHeading___Toc324_3899317852" text:style-name="Index_20_Link" text:visited-style-name="Index_20_Link">4.4.17 void salute_remote_ping(salute*)<text:tab/>11</text:a></text:p>
          <text:p text:style-name="P5"><text:a xlink:type="simple" xlink:href="#__RefHeading___Toc326_3899317852" text:style-name="Index_20_Link" text:visited-style-name="Index_20_Link">4.4.18 void salute_remote_reset(salute*)<text:tab/>11</text:a></text:p>
          <text:p text:style-name="P5"><text:a xlink:type="simple" xlink:href="#__RefHeading___Toc328_3899317852" text:style-name="Index_20_Link" text:visited-style-name="Index_20_Link">4.4.19 int salute_remote_count_test_suites(salute*)<text:tab/>11</text:a></text:p>
          <text:p text:style-name="P5"><text:a xlink:type="simple" xlink:href="#__RefHeading___Toc330_3899317852" text:style-name="Index_20_Link" text:visited-style-name="Index_20_Link">4.4.20 int salute_remove_count_test_cases(salute*)<text:tab/>11</text:a></text:p>
          <text:p text:style-name="P5"><text:a xlink:type="simple" xlink:href="#__RefHeading___Toc332_3899317852" text:style-name="Index_20_Link" text:visited-style-name="Index_20_Link">4.4.21 char* salute_remote_get_test_suite_name(salute*, int)<text:tab/>12</text:a></text:p>
          <text:p text:style-name="P5"><text:a xlink:type="simple" xlink:href="#__RefHeading___Toc334_3899317852" text:style-name="Index_20_Link" text:visited-style-name="Index_20_Link">4.4.22 char* salute_remote_get_test_case_name(salute*, int,int)<text:tab/>12</text:a></text:p>
          <text:p text:style-name="P5"><text:a xlink:type="simple" xlink:href="#__RefHeading___Toc366_3899317852" text:style-name="Index_20_Link" text:visited-style-name="Index_20_Link">4.4.23 bool salute_remote_test(salute*,test_case_address*)<text:tab/>12</text:a></text:p>
          <text:p text:style-name="P4"><text:a xlink:type="simple" xlink:href="#__RefHeading___Toc338_3899317852" text:style-name="Index_20_Link" text:visited-style-name="Index_20_Link">5 PLCUnitLib – PLC knihovna<text:tab/>13</text:a></text:p>
        </text:index-body>
      </text:table-of-content>
      <text:p text:style-name="P13"/>
      <text:h text:style-name="P61" text:outline-level="1"><text:bookmark-start text:name="__RefHeading___Toc276_3899317852"/>Seznam klíčových slov<text:bookmark-end text:name="__RefHeading___Toc276_3899317852"/></text:h>
      <text:list xml:id="list1934551082" text:style-name="L1">
        <text:list-item>
          <text:p text:style-name="P6"><text:span text:style-name="T3">Testovací scénář</text:span><text:tab/>-<text:tab/>seznam automatizovaných testů, které mají za úkol testovat <text:tab/><text:tab/><text:tab/><text:tab/>jednu konkrétní funkcionalitu</text:p>
        </text:list-item>
        <text:list-item>
          <text:p text:style-name="P8">Testovací případ<text:tab/><text:span text:style-name="T5">-<text:tab/>automatizovaný test, který má za úkol otestovat jednu <text:tab/><text:tab/><text:tab/><text:tab/><text:tab/>vlastnost daného subsystému</text:span></text:p>
        </text:list-item>
        <text:list-item>
          <text:p text:style-name="P9">Automatizovaný test<text:span text:style-name="T5"><text:tab/>-<text:tab/>test určité funkčnosti daného systému, který se vykoná na <text:tab/><text:tab/><text:tab/><text:tab/><text:tab/>požádání a umožňuje rychle ověřit zda pracuje dle požadavků</text:span></text:p>
        </text:list-item>
        <text:list-item>
          <text:p text:style-name="P10">c_unit<text:tab/><text:tab/><text:tab/><text:span text:style-name="T5">-</text:span><text:tab/><text:span text:style-name="T5">knihovna (framework) pro vyhodnocování a analýzu výsledků <text:tab/><text:tab/><text:tab/><text:tab/>automatizovaných výsledků</text:span></text:p>
        </text:list-item>
        <text:list-item>
          <text:p text:style-name="P12">GTK<text:span text:style-name="T5"><text:tab/> <text:tab/><text:tab/>- <text:tab/>můltiplatformní knihovna pro tvorbu grafických rozhraní v <text:tab/><text:tab/><text:tab/><text:tab/>programovacím jazyce C.<text:line-break/></text:span>GIO<text:span text:style-name="T5"><text:tab/><text:tab/><text:tab/>- <text:tab/>knihovna pro můltiplatformní nízkoúrovňové vstupní a <text:tab/><text:tab/><text:tab/><text:tab/><text:tab/>výstupní operace (souborové, síťové, …), knihovna GIO je <text:tab/><text:tab/><text:tab/><text:tab/>obsažena v knihovně GTK</text:span></text:p>
        </text:list-item>
        <text:list-item>
          <text:p text:style-name="P12"><text:span text:style-name="T5"/></text:p>
        </text:list-item>
      </text:list>
      <text:h text:style-name="P62" text:outline-level="1"><text:bookmark-start text:name="__RefHeading___Toc278_3899317852"/>Požadavky systému<text:bookmark-end text:name="__RefHeading___Toc278_3899317852"/></text:h>
      <text:p text:style-name="P15">Sytém komunikuje s PLC systémem ve kterém je konfigurován seznam automatizovaných testů. </text:p>
      <text:list xml:id="list1693716918" text:style-name="L2">
        <text:list-item>
          <text:p text:style-name="P17">Do programu je nutné nastavit IP adresu a TCP port komunikace PLC <text:span text:style-name="T26">prostřednictvím grafického rozhraní. Program je univerzálně využíván na libovolný PLC systém a proto si nezaznamenává síťové nastavení po spuštění je nutné jej znovu nakofigurovat.</text:span></text:p>
        </text:list-item>
        <text:list-item>
          <text:p text:style-name="P17">Ošetření případu, kdy se automatizovaný test zacyklí, nebo se přeruší komunikace → do komunikace má cenu nastavit TTL čas na odezvu, protože automatizovaný test by se měl vyhodnotit v rámci jednoho pracovního cyklu PLC (pouze logické funkce)</text:p>
        </text:list-item>
        <text:list-item>
          <text:p text:style-name="P17">Kontrola spojení</text:p>
        </text:list-item>
        <text:list-item>
          <text:p text:style-name="P19">Dotázání na seznam testovacích scénářů a případů</text:p>
        </text:list-item>
        <text:list-item>
          <text:p text:style-name="P19">Nesekvenční spouštění určitých testů (testy lze spouště samostatně)</text:p>
        </text:list-item>
        <text:list-item>
          <text:p text:style-name="P19">Grafické rozhraní s přehledem, který test selhal a statistikou vyhodnocení</text:p>
        </text:list-item>
        <text:list-item>
          <text:p text:style-name="P21">Grafické rozhraní by nemělo zamrznout v průběhu vykonávání či inicializace testů, tyto operace musejí být neblokované</text:p>
        </text:list-item>
        <text:list-item>
          <text:p text:style-name="P37">Informace o zpracovávání uživatelského požadavku, tak aby systém na pozadí něco nevykonával, ale navenek vypadal jako neaktivní</text:p>
        </text:list-item>
      </text:list>
      <text:h text:style-name="P63" text:outline-level="1"><text:bookmark-start text:name="__RefHeading___Toc280_3899317852"/>Popis systému<text:bookmark-end text:name="__RefHeading___Toc280_3899317852"/></text:h>
      <text:p text:style-name="P35">Celý systém je postaven na testovacím frameworku <text:span text:style-name="T3">c_unit</text:span>, který se skládá ze dvou částí:</text:p>
      <text:list xml:id="list1322111473" text:style-name="L4">
        <text:list-item>
          <text:p text:style-name="P36">cu_core – testovací jádro defunující testovací logiku a systém vyhodnocení a statistiky testů</text:p>
        </text:list-item>
        <text:list-item>
          <text:p text:style-name="P36">cu_view (cu_ui) – grafická vizualizace testovacího rozhraní vytvořená v knihovně GTK, napojená na testovací jádro</text:p>
        </text:list-item>
      </text:list>
      <text:p text:style-name="P35"><text:span text:style-name="T25">Framework</text:span> <text:span text:style-name="T25">c_unit </text:span>je primárně určen k testování programů ve zdrojovém kódu v jazyce C, ale hlavní testovací jádro je v systému <text:span text:style-name="T3">salute</text:span><text:span text:style-name="T5"> napojen na síťové rozhraní s komunikačním protokolem, který definuje systém vzdáleného volání testovacích funkcí na vzdáleném PLC systému.</text:span></text:p>
      <text:p text:style-name="P35"><text:span text:style-name="T5">Na vzdáleném PLC systému jsou testy konfigurovány pomocí knihovny PLCUnitLib, tvořící protistranu pro systém salute. </text:span></text:p>
      <text:h text:style-name="P55" text:outline-level="2"><text:bookmark-start text:name="__RefHeading___Toc282_3899317852"/>Popis komunikace<text:bookmark-end text:name="__RefHeading___Toc282_3899317852"/></text:h>
      <text:p text:style-name="P18">Komunikace probíhá po TCP síti přes libovolné rozhraní (Ethernet/WiFi) ve stylu:</text:p>
      <text:p text:style-name="P11">přípojení – dotaz – odpověď – odpojení</text:p>
      <text:p text:style-name="P30">Každá odpověď na daný příkaz obsahuje jako první znak hodnotu identifikující příkaz, na který zpráva odpovídá, například:</text:p>
      <text:p text:style-name="P30">Příkaz: [<text:span text:style-name="T3">0X4][0X2]</text:span><text:tab/>→ žádost o počet testovacích případů v testovacím scénáři na indexu 2</text:p>
      <text:p text:style-name="P30">Odpověď: [<text:span text:style-name="T3">0X4][0XA]</text:span><text:tab/>→ v testovacím scénáři na indexu 2 se nachází 10 testovacích případů</text:p>
      <text:p text:style-name="P31">Jedná se o jednoduchý způsob verifikace přijatých dat (spárování dotazu s odpovědí).</text:p>
      <text:h text:style-name="P56" text:outline-level="2"><text:bookmark-start text:name="__RefHeading___Toc284_3899317852"/>Seznam příkazů<text:bookmark-end text:name="__RefHeading___Toc284_3899317852"/></text:h>
      <text:list xml:id="list2310856973" text:style-name="L3">
        <text:list-item>
          <text:p text:style-name="P14">PING<text:tab/></text:p>
        </text:list-item>
        <text:list-item>
          <text:p text:style-name="P14">RESET</text:p>
        </text:list-item>
        <text:list-item>
          <text:p text:style-name="P14">POČET TESTOVACÍCH SCÉNÁŘŮ</text:p>
        </text:list-item>
        <text:list-item>
          <text:p text:style-name="P14">POČET TESTOVACÍCH PŘÍPADŮ VE SCÉNÁŘI</text:p>
        </text:list-item>
        <text:list-item>
          <text:p text:style-name="P14">JMÉNO TESTOVACÍHO SCÉNÁŘE</text:p>
        </text:list-item>
        <text:list-item>
          <text:p text:style-name="P14">JMÉNO TESTOVACÍHO PŘÍPADU VE SCÉNÁŘI</text:p>
        </text:list-item>
        <text:list-item>
          <text:p text:style-name="P14">SPUSTIT TEST</text:p>
        </text:list-item>
      </text:list>
      <text:h text:style-name="P66" text:outline-level="3"><text:bookmark-start text:name="__RefHeading___Toc286_3899317852"/>Příkaz PING<text:bookmark-end text:name="__RefHeading___Toc286_3899317852"/></text:h>
      <text:p text:style-name="P15">Ověření spojení s PLC systémem, má za úkol ověření zda je PLC připraven</text:p>
      <text:p text:style-name="P15">Délka příkazu: 1B </text:p>
      <text:p text:style-name="P16"><text:span text:style-name="T2">Formát příkazu: d</text:span>ekadická hodnota 1,</text:p>
      <text:p text:style-name="P15">Odpověď: <text:span text:style-name="T22">2B, kód příkazu a</text:span> dekadická hodnota 1 (připojen) nebo 0 (připojen s problémy), pokud nedojde k odpovědi je to to samé jako 0</text:p>
      <text:h text:style-name="P66" text:outline-level="3"><text:bookmark-start text:name="__RefHeading___Toc288_3899317852"/><text:soft-page-break/>Příkaz RESET<text:bookmark-end text:name="__RefHeading___Toc288_3899317852"/></text:h>
      <text:p text:style-name="P15">Resetování testů do výchozího stavu, pro opětovné spuštění testů</text:p>
      <text:p text:style-name="P15">Délka příkazu: 1B</text:p>
      <text:p text:style-name="P15"><text:span text:style-name="T2">Formát příkazu: d</text:span>ekadická hodnota 2</text:p>
      <text:p text:style-name="P15">Odpověď: <text:span text:style-name="T21">2B, kód příkazu a dekadická hodnota</text:span> 1 (resetováno) nebo 0 (resetování se nezdařilo)</text:p>
      <text:h text:style-name="Heading_20_3" text:outline-level="3"><text:bookmark-start text:name="__RefHeading___Toc290_3899317852"/><text:span text:style-name="T1">Příkaz </text:span>POČET TESTOVACÍCH SCÉNÁŘŮ<text:bookmark-end text:name="__RefHeading___Toc290_3899317852"/></text:h>
      <text:p text:style-name="P15">Vrátí počet nastavených testovacích scénářů na straně PLC systému pro účely inicializace rozhraní</text:p>
      <text:p text:style-name="P7">Délka příkazu: 1B</text:p>
      <text:p text:style-name="P7">Formát příkazu: dekadická hodnota 3 </text:p>
      <text:p text:style-name="P7">Odpověď: 1B, <text:span text:style-name="T21">kód příkazu a</text:span> dekadické číslo 0-255, vyjadřující počet testovacích scénářů</text:p>
      <text:h text:style-name="Heading_20_3" text:outline-level="3"><text:bookmark-start text:name="__RefHeading___Toc292_3899317852"/>POČET TESTOVACÍCH PŘÍPADŮ VE SCÉNÁŘI<text:bookmark-end text:name="__RefHeading___Toc292_3899317852"/></text:h>
      <text:p text:style-name="P7">Vrátí počet testovacích případů v určitém testovacím scénáři na straně PLC systému pro účely inicializace rozhraní</text:p>
      <text:p text:style-name="P7">Délka příkazu: 2B</text:p>
      <text:p text:style-name="P7">Formát příkazu: dekadická hodnota 4 a index testovacího scénáře (4X kde X je index testovacího případu)</text:p>
      <text:p text:style-name="P7">Odpověď: <text:span text:style-name="T21">2</text:span>B, <text:span text:style-name="T21">kód příkazu a </text:span>dekadická hodnota 0-255, vyjadřující počet testovacích případů v daném testovacím scénáři</text:p>
      <text:h text:style-name="Heading_20_3" text:outline-level="3"><text:bookmark-start text:name="__RefHeading___Toc294_3899317852"/>JMÉNO TESTOVACÍHO SCÉNÁŘE<text:bookmark-end text:name="__RefHeading___Toc294_3899317852"/></text:h>
      <text:p text:style-name="P7">Vrátí textový řetězec popisující jméno testovacího scénáře pro účely inicializace rozhraní</text:p>
      <text:p text:style-name="P7">Délka příkazu: 1B</text:p>
      <text:p text:style-name="P7">Formát příkazu: dekadická hodnota 5</text:p>
      <text:p text:style-name="P7">Odpověď: XB (předem neznámá délka řetězce, ale maximálně 128 znaků) vyjadřující <text:span text:style-name="T21">kód příkazu jako první znak odpovědi a</text:span> <text:span text:style-name="T21">textový </text:span>popis testovacího scénáře</text:p>
      <text:h text:style-name="Heading_20_3" text:outline-level="3"><text:bookmark-start text:name="__RefHeading___Toc296_3899317852"/>JMÉNO TESTOVACÍHO PŘÍPADU VE SCÉNÁŘI<text:bookmark-end text:name="__RefHeading___Toc296_3899317852"/></text:h>
      <text:p text:style-name="P7">Vrátí jméno testovacího případu v daném testovacím scénáři</text:p>
      <text:p text:style-name="P7">Délka příkazu: <text:span text:style-name="T21">3</text:span>B</text:p>
      <text:p text:style-name="P7">Formát příkazu: dekadická hodnota 6 a index testovacího scénáře (6X<text:span text:style-name="T21">Y</text:span> kde X je index testovacího <text:span text:style-name="T21">scénáře a Y je index testovacího případu</text:span>)</text:p>
      <text:p text:style-name="P7">Odpověď: XB (předem neznámá délka řetězce, ale maximálně 128 znaků) vyjadřující <text:span text:style-name="T21">kód příkazu jako první znak odpovědi a textový</text:span> popis testovacího případu</text:p>
      <text:h text:style-name="Heading_20_3" text:outline-level="3"><text:bookmark-start text:name="__RefHeading___Toc298_3899317852"/><text:soft-page-break/>SPUSTIT TEST<text:bookmark-end text:name="__RefHeading___Toc298_3899317852"/></text:h>
      <text:p text:style-name="P7">Příkaz požádá PLC systém o spuštění definovaného automatizovaného testu a vrátí výsledek jeho vykonávání</text:p>
      <text:p text:style-name="P7">Délka příkazu: 3B</text:p>
      <text:p text:style-name="P7">Formát příkazu: dekadická hodnota 7 a index testovacího scénáře a index testovacího případu v testovacím scénáři (7XY kde X je index testovacího scénáře a Y je index testovacího případu)</text:p>
      <text:p text:style-name="P7">Odpověď: <text:span text:style-name="T21">2</text:span>B, <text:span text:style-name="T21">kód příkazu a </text:span><text:s/>dekadická hodnota 1 (PASS test splnil očekávání) nebo 0 (test vrátil neočekávaný výsledek)</text:p>
      <text:p text:style-name="P1"/>
      <text:h text:style-name="P64" text:outline-level="1"><text:bookmark-start text:name="__RefHeading___Toc300_3899317852"/>Popis funkčního rozhraní<text:bookmark-end text:name="__RefHeading___Toc300_3899317852"/></text:h>
      <text:p text:style-name="P28">Funkce s prefixem <text:span text:style-name="T3">remote</text:span><text:span text:style-name="T5"> jsou implementací vzdáleného volání funkcí.</text:span></text:p>
      <text:h text:style-name="P59" text:outline-level="2"><text:bookmark-start text:name="__RefHeading___Toc302_3899317852"/>Struktury<text:bookmark-end text:name="__RefHeading___Toc302_3899317852"/></text:h>
      <text:h text:style-name="P80" text:outline-level="3"><text:bookmark-start text:name="__RefHeading___Toc406_3899317852"/>Struct _salute_;<text:bookmark-end text:name="__RefHeading___Toc406_3899317852"/></text:h>
      <text:p text:style-name="P51">Struktura obsahující jednotlivé objekty systému salute</text:p>
      <text:p text:style-name="P51">struct _salute_</text:p>
      <text:p text:style-name="P51">{</text:p>
      <text:p text:style-name="P51"><text:tab/>c_unit * cu;</text:p>
      <text:p text:style-name="P51">};</text:p>
      <text:p text:style-name="P54">Struktura má alias:</text:p>
      <text:p text:style-name="P54">typedef struct _salute_ salute;</text:p>
      <text:h text:style-name="P69" text:outline-level="3"><text:bookmark-start text:name="__RefHeading___Toc304_3899317852"/>struct _net_connection_;<text:bookmark-end text:name="__RefHeading___Toc304_3899317852"/></text:h>
      <text:p text:style-name="P22">Datová struktura obsahující objekty pro můltiplatformní komunikaci po TCP síti, využívající knihovny GIO. </text:p>
      <text:p text:style-name="P25">struct _net_connection_</text:p>
      <text:p text:style-name="P25">{</text:p>
      <text:p text:style-name="P25"><text:tab/><text:span text:style-name="T11">GSocketConnection</text:span> <text:tab/>* connection;</text:p>
      <text:p text:style-name="P25"><text:tab/><text:span text:style-name="T11">GSocketClient</text:span><text:tab/><text:tab/>* client;</text:p>
      <text:p text:style-name="P25"><text:tab/><text:span text:style-name="T11">GInputStream</text:span><text:tab/><text:tab/>* input;</text:p>
      <text:p text:style-name="P25"><text:tab/><text:span text:style-name="T11">GOutputStream</text:span><text:tab/><text:tab/>* output;</text:p>
      <text:p text:style-name="P25">};</text:p>
      <text:p text:style-name="P23"><text:span text:style-name="T20">Struktura má vytvořený alias:</text:span></text:p>
      <text:p text:style-name="P25">typedef struct _net_connection_ net_connection;</text:p>
      <text:h text:style-name="P77" text:outline-level="3"><text:bookmark-start text:name="__RefHeading___Toc356_3899317852"/>struct _test_case_address_;<text:bookmark-end text:name="__RefHeading___Toc356_3899317852"/></text:h>
      <text:p text:style-name="P43">Datová struktura identifikující vzdálený jednotkový test při vzdáleném volání. Při inicializaci testovací struktury je vytvořen objekt, který je předán jako parametr do testovací funkce.</text:p>
      <text:p text:style-name="P43">Protože na straně systému salute je volání jednotkového testu realizováno voláním vzdáleného jednotkového testu na straně PLC systému, je pro tento účel definována pouze jedna funkce, která je pouze parametrizována adresou volaného jednotkového testu.</text:p>
      <text:p text:style-name="P26">struct _test_case_address_</text:p>
      <text:p text:style-name="P26"><text:soft-page-break/>{</text:p>
      <text:p text:style-name="P26"><text:tab/><text:span text:style-name="T11">int</text:span> test_suite_index;</text:p>
      <text:p text:style-name="P26"><text:tab/><text:span text:style-name="T11">int</text:span> test_case_index;</text:p>
      <text:p text:style-name="P26">};</text:p>
      <text:p text:style-name="P43">Datová struktura má alias:</text:p>
      <text:p text:style-name="P43"><text:span text:style-name="T23">typedef struct _test_case_address_ test_case_address;</text:span></text:p>
      <text:h text:style-name="P60" text:outline-level="2"><text:bookmark-start text:name="__RefHeading___Toc340_3899317852"/>Konstanty<text:bookmark-end text:name="__RefHeading___Toc340_3899317852"/></text:h>
      <text:h text:style-name="P72" text:outline-level="3"><text:bookmark-start text:name="__RefHeading___Toc342_3899317852"/>enum _remote_cmd_<text:bookmark-end text:name="__RefHeading___Toc342_3899317852"/></text:h>
      <text:p text:style-name="P33">Číselné konstanty identifikující jednotlivé příkazy posílané do protistrany komunikujícího PLC.</text:p>
      <text:p text:style-name="P33">enum _remote_cmd_</text:p>
      <text:p text:style-name="P33">{</text:p>
      <text:p text:style-name="P33"><text:tab/>REMOTE_CMD_PING = 1,</text:p>
      <text:p text:style-name="P33"><text:tab/>REMOTE_CMD_RESET,</text:p>
      <text:p text:style-name="P33"><text:tab/>REMOTE_CMD_COUNT_TEST_SUITES,</text:p>
      <text:p text:style-name="P33"><text:tab/>REMOTE_CMD_COUNT_TEST_CASES,</text:p>
      <text:p text:style-name="P33"><text:tab/>REMOTE_CMD_GET_TEST_SUITE_NAME,</text:p>
      <text:p text:style-name="P33"><text:tab/>REMOTE_CMD_GET_TEST_CASE_NAME,</text:p>
      <text:p text:style-name="P33"><text:tab/>REMOTE_CMD_RUN_TEST_CASE,</text:p>
      <text:p text:style-name="P33"><text:tab/>REMOTE_CMD_N</text:p>
      <text:p text:style-name="P33">};</text:p>
      <text:h text:style-name="P57" text:outline-level="2"><text:bookmark-start text:name="__RefHeading___Toc306_3899317852"/>Globální proměnné<text:bookmark-end text:name="__RefHeading___Toc306_3899317852"/></text:h>
      <text:h text:style-name="Heading_20_3" text:outline-level="3"><text:bookmark-start text:name="__RefHeading___Toc308_3899317852"/><text:span text:style-name="T16">salute</text:span> <text:span text:style-name="T11">*</text:span> <text:span text:style-name="T33">salute_instance</text:span>;<text:bookmark-end text:name="__RefHeading___Toc308_3899317852"/></text:h>
      <text:p text:style-name="P52">Instance systému salute</text:p>
      <text:h text:style-name="P58" text:outline-level="2"><text:bookmark-start text:name="__RefHeading___Toc310_3899317852"/><text:span text:style-name="T10">API</text:span><text:bookmark-end text:name="__RefHeading___Toc310_3899317852"/></text:h>
      <text:h text:style-name="P67" text:outline-level="3"><text:bookmark-start text:name="__RefHeading___Toc312_3899317852"/><text:span text:style-name="T16">salute*</text:span> salut<text:span text:style-name="T30">e</text:span>_<text:span text:style-name="T33">new</text:span>();<text:tab/><text:bookmark-end text:name="__RefHeading___Toc312_3899317852"/></text:h>
      <text:p text:style-name="P52">Inicializace systému salute</text:p>
      <text:h text:style-name="Heading_20_3" text:outline-level="3"><text:bookmark-start text:name="__RefHeading___Toc314_3899317852"/><text:span text:style-name="T11">void</text:span> salut<text:span text:style-name="T30">e</text:span>_signals(<text:span text:style-name="T16">salute*</text:span>)<text:bookmark-end text:name="__RefHeading___Toc314_3899317852"/></text:h>
      <text:p text:style-name="P20"><text:span text:style-name="T19">F</text:span>unkce pro napojení signálů a callback funkcí do grafického rozhraní. <text:span text:style-name="T19">Funkce je volána z funkce </text:span><text:span text:style-name="T4">salut_init()</text:span><text:span text:style-name="T6">.</text:span></text:p>
      <text:h text:style-name="Heading_20_3" text:outline-level="3"><text:bookmark-start text:name="__RefHeading___Toc408_3899317852"/><text:soft-page-break/><text:span text:style-name="T11">void</text:span> salute_setup_net_settings_screen(<text:span text:style-name="T16">salute*</text:span>)<text:bookmark-end text:name="__RefHeading___Toc408_3899317852"/></text:h>
      <text:p text:style-name="P50">Funkce, která má za úkol vytvořit a nastavit obrazovku pro nastavení síťového rozhraní</text:p>
      <text:h text:style-name="P79" text:outline-level="3"><text:bookmark-start text:name="__RefHeading___Toc358_3899317852"/><text:span text:style-name="T11">int</text:span> salute_get_net_tcp_port(<text:span text:style-name="T16">salute*</text:span>)<text:bookmark-end text:name="__RefHeading___Toc358_3899317852"/></text:h>
      <text:p text:style-name="P49">Funkce vrátí konfigurovaný tcp port pro otevření tcp komunikace. <text:span text:style-name="T32">V případě chybného formátu tcp portu je vrácena hodnota -1</text:span></text:p>
      <text:h text:style-name="P79" text:outline-level="3"><text:bookmark-start text:name="__RefHeading___Toc360_3899317852"/><text:span text:style-name="T11">char* </text:span>salu<text:span text:style-name="T34">t</text:span>e_get_net_ip_address(<text:span text:style-name="T16">salute*</text:span>)<text:bookmark-end text:name="__RefHeading___Toc360_3899317852"/></text:h>
      <text:p text:style-name="P49">Funkce vrátí konfigurovanou ip adresu pro otevření tcp komunikace</text:p>
      <text:h text:style-name="P75" text:outline-level="3"><text:bookmark-start text:name="__RefHeading___Toc346_3899317852"/><text:span text:style-name="T12">void</text:span> salute_btn_run_tests_click_callback(<text:span text:style-name="T11">GtkWidget*</text:span>, <text:span text:style-name="T11">gpointer</text:span>)<text:bookmark-end text:name="__RefHeading___Toc346_3899317852"/></text:h>
      <text:p text:style-name="P41">Callback funkce pro tlačítko <text:span text:style-name="T3">btn_run_tests </text:span><text:span text:style-name="T5">definováno v grafickém rozhraní frameworku c_unit. Toto tlačítko má za úkol spustit cyklus volání konfigurovaných testů na straně PLC systému. Funkce se postará o vytvoření paralelního vlákna </text:span><text:span text:style-name="T3">salute_performe_testing</text:span></text:p>
      <text:h text:style-name="P75" text:outline-level="3"><text:bookmark-start text:name="__RefHeading___Toc348_3899317852"/><text:span text:style-name="T11">void</text:span> salute_btn_initialize_tests_click_callback(<text:span text:style-name="T11">GtkWidget*</text:span>, <text:span text:style-name="T11">gpointer</text:span>)<text:bookmark-end text:name="__RefHeading___Toc348_3899317852"/></text:h>
      <text:p text:style-name="P41">Callback funcke pro tlačítko <text:span text:style-name="T3">btn_initialize_tests </text:span><text:span text:style-name="T5">definováno v grafickém rozhraní frameworku c_unit. Toto tlačítko má za úkol spustit cyklus načítání informací o testech definovaných na straně PLC systému.</text:span></text:p>
      <text:p text:style-name="P41"><text:span text:style-name="T5">Funkce se postará o vytvoření paralelního vlákna </text:span><text:span text:style-name="T3">salute_load_test_structure</text:span><text:span text:style-name="T5">.</text:span></text:p>
      <text:h text:style-name="P78" text:outline-level="3"><text:bookmark-start text:name="__RefHeading___Toc362_3899317852"/><text:span text:style-name="T11">void</text:span> salute_btn_tcp_settings_click_callback(<text:span text:style-name="T11">GtkWidget*</text:span>, <text:span text:style-name="T11">gpointer</text:span>)<text:bookmark-end text:name="__RefHeading___Toc362_3899317852"/></text:h>
      <text:p text:style-name="P48">Callback funkce pro zobrazení obrazovky pro nastavení síťové komunikace</text:p>
      <text:h text:style-name="P78" text:outline-level="3"><text:bookmark-start text:name="__RefHeading___Toc364_3899317852"/><text:span text:style-name="T11">void</text:span> salute_tcp_settings_btn_back_click_callback(<text:span text:style-name="T11">GtkWidget*</text:span>, <text:span text:style-name="T11">gpointer</text:span>)<text:bookmark-end text:name="__RefHeading___Toc364_3899317852"/></text:h>
      <text:p text:style-name="P47">Callback funkce pro zobrazení hlavní obrazovky ze zobrazené obrazovky pro nastavení síťové komunikace</text:p>
      <text:h text:style-name="P73" text:outline-level="3"><text:bookmark-start text:name="__RefHeading___Toc350_3899317852"/><text:span text:style-name="T11">gboolean</text:span> salut<text:span text:style-name="T30">e</text:span>_load_test_structure(<text:span text:style-name="T11">gpointer</text:span>)<text:bookmark-end text:name="__RefHeading___Toc350_3899317852"/></text:h>
      <text:p text:style-name="P38">Funkce definující pseudo-paralelní vlákno, které je volané jednou za 10ms, které zajistí plynulý chod programu, bez blokování grafického rozhraní. Funkce má za úkol inicializovat strukturu testovacího jádra cyklickým dotazováním na informace protistrany v PLC systému.</text:p>
      <text:p text:style-name="P38">Funkce vždy vrátí řízení hlavnímu vláknu, které může spravovat grafické rozhraní. Po dokončení <text:span text:style-name="T27">načítání struktury testů je vlákno automaticky zrušeno (jako návratovou hodnotu vrátí hodnotu FALSE).</text:span></text:p>
      <text:h text:style-name="P74" text:outline-level="3"><text:bookmark-start text:name="__RefHeading___Toc352_3899317852"/><text:soft-page-break/><text:span text:style-name="T11">gboolean</text:span> salut<text:span text:style-name="T30">e</text:span>_performe_testing(<text:span text:style-name="T15">gpointer</text:span><text:span text:style-name="T28">)</text:span><text:bookmark-end text:name="__RefHeading___Toc352_3899317852"/></text:h>
      <text:p text:style-name="P40">Funkce definující pseudo-paralelní vlákno, které je vláno jednou za 10ms, které zajistí plynulý chod programu, bez blokování grafického rozhraní, Funkce má za úkol cyklicky volat vykonávání jednotlivých testů konfigurovaných na straně PLC systému.</text:p>
      <text:p text:style-name="P39">Funkce vždy vrátí řízení hlavnímu vláknu, které může spravovat grafické rozhraní. Po dokončení <text:span text:style-name="T29">spouštění jednotlivých testů je vlákno automaticky zrušeno (jako návratovou hodnotu vrátí hodnotu FALSE).</text:span></text:p>
      <text:h text:style-name="P81" text:outline-level="3"><text:bookmark-start text:name="__RefHeading___Toc410_3899317852"/><text:span text:style-name="T11">test_case_address*</text:span> test_case_address_new(<text:span text:style-name="T11">int</text:span>, <text:span text:style-name="T11">int</text:span>)<text:bookmark-end text:name="__RefHeading___Toc410_3899317852"/></text:h>
      <text:p text:style-name="P53">Konstruktor pro objekt test_case_address, který vrátí inicializovaný objekt připravený k použití.</text:p>
      <text:h text:style-name="P71" text:outline-level="3"><text:bookmark-start text:name="__RefHeading___Toc316_3899317852"/><text:span text:style-name="T18">bool </text:span>net_connection_open()<text:bookmark-end text:name="__RefHeading___Toc316_3899317852"/></text:h>
      <text:p text:style-name="P32">Funkce vytvoří objekt net_connection, inicializuje spojení s PLC a vrátí připravený objekt. V případě, že se nelze s PLC systémem spojit, je vrácena hodnota <text:span text:style-name="T14">NULL</text:span></text:p>
      <text:p text:style-name="P34">Jako vstup přijímá ip adresu ve formě textového řetězce a číslo tcp portu.</text:p>
      <text:h text:style-name="P71" text:outline-level="3"><text:bookmark-start text:name="__RefHeading___Toc318_3899317852"/><text:span text:style-name="T11">void</text:span> net_connection_close()<text:bookmark-end text:name="__RefHeading___Toc318_3899317852"/></text:h>
      <text:p text:style-name="P32">Uzavře spojení s PLC systémem a zruší objekt (uvolní paměť). Funkci je nutné vždy volat při ukončení práce se síťovou komunikací.</text:p>
      <text:h text:style-name="P71" text:outline-level="3"><text:bookmark-start text:name="__RefHeading___Toc320_3899317852"/><text:span text:style-name="T11">int</text:span> net_connection_write<text:span text:style-name="T36">(</text:span><text:span text:style-name="T11">const</text:span> <text:span text:style-name="T11">char*</text:span>)<text:bookmark-end text:name="__RefHeading___Toc320_3899317852"/></text:h>
      <text:p text:style-name="P32">Funkce odešle požadovaný řetězec do PLC a jako výsledek vrátí počet odeslaných znaků. Počet odeslaných znaků by měl být větší než nula (nezáporný).</text:p>
      <text:h text:style-name="P71" text:outline-level="3"><text:bookmark-start text:name="__RefHeading___Toc322_3899317852"/><text:span text:style-name="T11">char*</text:span> net_connection_read<text:span text:style-name="T36">(</text:span><text:span text:style-name="T11">int</text:span>)<text:bookmark-end text:name="__RefHeading___Toc322_3899317852"/></text:h>
      <text:p text:style-name="P32">Funkce přečte znaky ze vstupního bufferu s maximální definovanou délkou (maximálně x znaků). V případě chyby nebo vypršení času na TTL na přečtení odpovědi z PLC je vrácena hodnota <text:span text:style-name="T14">NULL</text:span></text:p>
      <text:h text:style-name="P68" text:outline-level="3"><text:bookmark-start text:name="__RefHeading___Toc324_3899317852"/><text:span text:style-name="T12">void</text:span> salut<text:span text:style-name="T30">e</text:span>_remote_ping()<text:bookmark-end text:name="__RefHeading___Toc324_3899317852"/></text:h>
      <text:p text:style-name="P24">Funkce ověřuje spojení s PLC</text:p>
      <text:h text:style-name="P70" text:outline-level="3"><text:bookmark-start text:name="__RefHeading___Toc326_3899317852"/><text:span text:style-name="T11">void</text:span> salut<text:span text:style-name="T30">e</text:span>_remote_reset()<text:bookmark-end text:name="__RefHeading___Toc326_3899317852"/></text:h>
      <text:p text:style-name="P27">Funkce resetuje protistranu</text:p>
      <text:h text:style-name="P70" text:outline-level="3"><text:bookmark-start text:name="__RefHeading___Toc328_3899317852"/><text:span text:style-name="T11">int</text:span> salut<text:span text:style-name="T30">e</text:span>_remote_count_test_suites()<text:bookmark-end text:name="__RefHeading___Toc328_3899317852"/></text:h>
      <text:p text:style-name="P27">Požadavek o zaslání počtu testovacích scénářů konfigurovaných na straně PLC</text:p>
      <text:h text:style-name="P70" text:outline-level="3"><text:bookmark-start text:name="__RefHeading___Toc330_3899317852"/><text:span text:style-name="T11">int</text:span> salut<text:span text:style-name="T30">e</text:span>_remo<text:span text:style-name="T35">t</text:span>e_count_test_cases()<text:bookmark-end text:name="__RefHeading___Toc330_3899317852"/></text:h>
      <text:p text:style-name="P27">Požadavek o zaslání počtu testů (testovacích případů) konfigurovaných na straně PLC</text:p>
      <text:h text:style-name="P70" text:outline-level="3"><text:bookmark-start text:name="__RefHeading___Toc332_3899317852"/><text:soft-page-break/><text:span text:style-name="T11">char*</text:span> salut<text:span text:style-name="T30">e</text:span>_remote_get_test_suite_name(<text:span text:style-name="T11">int</text:span>)<text:bookmark-end text:name="__RefHeading___Toc332_3899317852"/></text:h>
      <text:p text:style-name="P27">Vrátí jméno, respektive popis testovacího scénáře na daném pořadovém indexu</text:p>
      <text:h text:style-name="P70" text:outline-level="3"><text:bookmark-start text:name="__RefHeading___Toc334_3899317852"/><text:span text:style-name="T11">char*</text:span> salut<text:span text:style-name="T30">e</text:span>_remote_get_test_case_name<text:span text:style-name="T33">(</text:span><text:span text:style-name="T11">int</text:span>,<text:span text:style-name="T11">int</text:span>)<text:bookmark-end text:name="__RefHeading___Toc334_3899317852"/></text:h>
      <text:p text:style-name="P29">Vrátí jméno, respektive popis testovacího případu v testovacím scénáři na daném pořadovém indexu</text:p>
      <text:h text:style-name="P76" text:outline-level="3"><text:bookmark-start text:name="__RefHeading___Toc366_3899317852"/><text:span text:style-name="T11">bool</text:span> salute_remote_test(<text:span text:style-name="T11">test_case_address*</text:span>)<text:bookmark-end text:name="__RefHeading___Toc366_3899317852"/></text:h>
      <text:p text:style-name="P42">Funkce definující vzdálené volání jednotkového testu konfigurovaného do testovacího případu. Tato je vložena jako parametr do objektu <text:span text:style-name="T31">typu </text:span><text:span text:style-name="T3">cu_test_case</text:span><text:span text:style-name="T5">, při vytváření testovací struktury </text:span><text:span text:style-name="T7">(</text:span><text:span text:style-name="T8">salut</text:span><text:span text:style-name="T9">e</text:span><text:span text:style-name="T8">_load_test_structure</text:span><text:span text:style-name="T7">)</text:span><text:span text:style-name="T5">.</text:span></text:p>
      <text:p text:style-name="P44"><text:span text:style-name="T5">Funkce volá vzdálený jednotkový test, který je identifikován adresou uloženou v objektu typu </text:span><text:span text:style-name="T3">test_case_address</text:span><text:span text:style-name="T5">.</text:span></text:p>
      <text:p text:style-name="P45"><text:span text:style-name="T5">Aby nedocházelo k úniku paměti, je nutné na konci vykonaného testu objekt test_case_address vždy uvolnit. To má za následek, že je pro nové vykonání testů nutné znova inicializovat strukturu testů. Aby nemohlo dojít k nechtěnému spuštění testů bez inicializace testové struktury, je po spuštění (vyhodnocení) testů tlačítko btn_run_tests deaktivováno a není možné jej použít dokud není struktura testů znovu inicializována. Nové vykonání testů podmiňuje změnu zdrojových kódů na straně PLC systému a je tak v každém případě nezbytné testovou strukturu reinicializovat.</text:span></text:p>
      <text:h text:style-name="P65" text:outline-level="1"><text:bookmark-start text:name="__RefHeading___Toc338_3899317852"/><text:span text:style-name="T24">PLC</text:span>U<text:span text:style-name="T24">nit</text:span>Lib – PLC knihovna<text:bookmark-end text:name="__RefHeading___Toc338_3899317852"/></text:h>
      <text:p text:style-name="P46">Knihvona definovaná na straně PLC systému, která slouží k definici jednotkových testů strukturovaných do testovacích scénářů a testovacích případů.</text:p>
      <text:p text:style-name="P46">Knihovna se skládá ze síťového rozhraní, které je konfigurováno jako server, který čeká na příchozí požadavek ze systému salut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c4182"/>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officeooo:rsid="004d653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1:20:52.537000000</meta:creation-date>
    <dc:date>2019-12-11T11:45:45.408000000</dc:date>
    <meta:editing-duration>P2DT1H21M19S</meta:editing-duration>
    <meta:editing-cycles>47</meta:editing-cycles>
    <meta:generator>LibreOffice/6.1.0.3$Windows_X86_64 LibreOffice_project/efb621ed25068d70781dc026f7e9c5187a4decd1</meta:generator>
    <meta:document-statistic meta:table-count="0" meta:image-count="0" meta:object-count="0" meta:page-count="13" meta:paragraph-count="227" meta:word-count="1904" meta:character-count="14598" meta:non-whitespace-character-count="12915"/>
  </office:meta>
</office:document-meta>
</file>